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TARAZONA ILLATOPA, LUCY GRACI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847646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/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TARAZONA ILLATOPA, LUCY GRACIEL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847646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589938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6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724707</text:p>
          </table:table-cell>
          <table:table-cell table:style-name="Tabla2.D3" office:value-type="string">
            <text:p text:style-name="P17">77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NTE LE QUEDA UN DEPOSITO A FAVOR DE 20.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57:0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